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154fe" officeooo:paragraph-rsid="002154fe"/>
    </style:style>
    <style:style style:name="P2" style:family="paragraph" style:parent-style-name="Text_20_body">
      <style:text-properties officeooo:rsid="001e4d41" officeooo:paragraph-rsid="001e4d41"/>
    </style:style>
    <style:style style:name="P3" style:family="paragraph" style:parent-style-name="Text_20_body">
      <style:text-properties officeooo:rsid="00293399" officeooo:paragraph-rsid="00293399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e4d41" officeooo:paragraph-rsid="001e4d41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e4d41" officeooo:paragraph-rsid="002c4531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2c4531" officeooo:paragraph-rsid="002c4531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2b19c1" officeooo:paragraph-rsid="002b19c1"/>
    </style:style>
    <style:style style:name="P8" style:family="paragraph" style:parent-style-name="Text_20_body">
      <style:paragraph-properties fo:margin-left="1.245cm" fo:margin-right="0cm" fo:text-indent="0cm" style:auto-text-indent="false"/>
      <style:text-properties officeooo:rsid="001e4d41" officeooo:paragraph-rsid="001e4d41"/>
    </style:style>
    <style:style style:name="P9" style:family="paragraph" style:parent-style-name="Text_20_body">
      <style:paragraph-properties fo:margin-left="1.245cm" fo:margin-right="0cm" fo:margin-top="0cm" fo:margin-bottom="0cm" loext:contextual-spacing="false" fo:text-indent="0cm" style:auto-text-indent="false"/>
      <style:text-properties officeooo:rsid="001e4d41" officeooo:paragraph-rsid="001e4d41"/>
    </style:style>
    <style:style style:name="P10" style:family="paragraph" style:parent-style-name="Text_20_body">
      <style:paragraph-properties fo:margin-left="1.245cm" fo:margin-right="0cm" fo:margin-top="0cm" fo:margin-bottom="0cm" loext:contextual-spacing="false" fo:text-indent="0cm" style:auto-text-indent="false"/>
      <style:text-properties officeooo:rsid="001e4d41" officeooo:paragraph-rsid="002154fe"/>
    </style:style>
    <style:style style:name="P11" style:family="paragraph" style:parent-style-name="Text_20_body">
      <style:paragraph-properties fo:margin-left="1.245cm" fo:margin-right="0cm" fo:margin-top="0cm" fo:margin-bottom="0cm" loext:contextual-spacing="false" fo:text-indent="0cm" style:auto-text-indent="false"/>
      <style:text-properties officeooo:rsid="00203c24" officeooo:paragraph-rsid="00203c24"/>
    </style:style>
    <style:style style:name="P12" style:family="paragraph" style:parent-style-name="Text_20_body">
      <style:paragraph-properties fo:margin-left="1.245cm" fo:margin-right="0cm" fo:margin-top="0cm" fo:margin-bottom="0cm" loext:contextual-spacing="false" fo:text-indent="0cm" style:auto-text-indent="false"/>
      <style:text-properties officeooo:rsid="0020d4b2" officeooo:paragraph-rsid="0020d4b2"/>
    </style:style>
    <style:style style:name="P13" style:family="paragraph" style:parent-style-name="Text_20_body">
      <style:paragraph-properties fo:margin-left="1.245cm" fo:margin-right="0cm" fo:margin-top="0cm" fo:margin-bottom="0cm" loext:contextual-spacing="false" fo:text-indent="0cm" style:auto-text-indent="false"/>
      <style:text-properties officeooo:rsid="002154fe" officeooo:paragraph-rsid="002154fe"/>
    </style:style>
    <style:style style:name="P14" style:family="paragraph" style:parent-style-name="Text_20_body">
      <style:paragraph-properties fo:margin-left="1.245cm" fo:margin-right="0cm" fo:margin-top="0cm" fo:margin-bottom="0cm" loext:contextual-spacing="false" fo:text-indent="0cm" style:auto-text-indent="false"/>
      <style:text-properties officeooo:rsid="0022334d" officeooo:paragraph-rsid="0022334d"/>
    </style:style>
    <style:style style:name="P15" style:family="paragraph" style:parent-style-name="Text_20_body">
      <style:paragraph-properties fo:margin-left="1.245cm" fo:margin-right="0cm" fo:margin-top="0cm" fo:margin-bottom="0cm" loext:contextual-spacing="false" fo:text-indent="0cm" style:auto-text-indent="false"/>
      <style:text-properties officeooo:rsid="0022c331" officeooo:paragraph-rsid="0022c331"/>
    </style:style>
    <style:style style:name="P16" style:family="paragraph" style:parent-style-name="Text_20_body">
      <style:paragraph-properties fo:margin-left="1.245cm" fo:margin-right="0cm" fo:margin-top="0cm" fo:margin-bottom="0cm" loext:contextual-spacing="false" fo:text-indent="0cm" style:auto-text-indent="false" fo:break-before="page"/>
      <style:text-properties officeooo:rsid="00203c24" officeooo:paragraph-rsid="00203c24"/>
    </style:style>
    <style:style style:name="P17" style:family="paragraph" style:parent-style-name="Text_20_body">
      <style:paragraph-properties fo:margin-left="1.245cm" fo:margin-right="0cm" fo:margin-top="0.201cm" fo:margin-bottom="0.201cm" loext:contextual-spacing="false" fo:text-indent="0cm" style:auto-text-indent="false"/>
      <style:text-properties officeooo:rsid="002154fe" officeooo:paragraph-rsid="002154f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154fe" officeooo:paragraph-rsid="002154fe"/>
    </style:style>
    <style:style style:name="P19" style:family="paragraph" style:parent-style-name="Text_20_body">
      <style:paragraph-properties fo:margin-left="2.491cm" fo:margin-right="0cm" fo:margin-top="0cm" fo:margin-bottom="0cm" loext:contextual-spacing="false" fo:text-indent="0cm" style:auto-text-indent="false"/>
      <style:text-properties officeooo:rsid="002c4531" officeooo:paragraph-rsid="002c4531"/>
    </style:style>
    <style:style style:name="P20" style:family="paragraph" style:parent-style-name="Text_20_body">
      <style:paragraph-properties fo:margin-left="2.491cm" fo:margin-right="0cm" fo:margin-top="0cm" fo:margin-bottom="0cm" loext:contextual-spacing="false" fo:text-indent="0cm" style:auto-text-indent="false"/>
      <style:text-properties officeooo:rsid="002b19c1" officeooo:paragraph-rsid="002c4531"/>
    </style:style>
    <style:style style:name="T1" style:family="text">
      <style:text-properties officeooo:rsid="00203c24"/>
    </style:style>
    <style:style style:name="T2" style:family="text">
      <style:text-properties officeooo:rsid="0020d4b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154fe"/>
    </style:style>
    <style:style style:name="T6" style:family="text">
      <style:text-properties officeooo:rsid="0022c331"/>
    </style:style>
    <style:style style:name="T7" style:family="text">
      <style:text-properties officeooo:rsid="0023959b"/>
    </style:style>
    <style:style style:name="T8" style:family="text">
      <style:text-properties officeooo:rsid="00252255"/>
    </style:style>
    <style:style style:name="T9" style:family="text">
      <style:text-properties officeooo:rsid="0025f653"/>
    </style:style>
    <style:style style:name="T10" style:family="text">
      <style:text-properties officeooo:rsid="0026e6e9"/>
    </style:style>
    <style:style style:name="T11" style:family="text">
      <style:text-properties officeooo:rsid="002c45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lcibiade, enfant terible d'Athènes</text:h>
      <text:p text:style-name="Text_20_body"/>
      <text:p text:style-name="P2">Personnage qui fascine depuis l'antiquité. Connu par de nombreuses sources grecques :</text:p>
      <text:p text:style-name="P4">Thucydide</text:p>
      <text:p text:style-name="P4">Lydias</text:p>
      <text:p text:style-name="P4">Andocide</text:p>
      <text:p text:style-name="P4">Pseudo-Andocide</text:p>
      <text:p text:style-name="P4">Isocrate</text:p>
      <text:p text:style-name="P4">Platon</text:p>
      <text:p text:style-name="P4">Xénophon</text:p>
      <text:p text:style-name="P4">Plutarque</text:p>
      <text:p text:style-name="P2"/>
      <text:p text:style-name="P2"><text:tab/>Personnage flamboyant / jeune, riche, intelligent, beau. / sa vie privé ce mèle à celle de la cité. Il intervient à tout les niveaux. Il vient de la famille de Périclès (Alcméonides) et des descendant d'Ajax (Eupatrides)</text:p>
      <text:p text:style-name="P4">En 446 son père meurt : il est élevé par un tuteur : Périclès lui-même</text:p>
      <text:p text:style-name="P4"><text:tab/><text:span text:style-name="T5">c'est un très bon orateur</text:span></text:p>
      <text:p text:style-name="P4"/>
      <text:p text:style-name="P2">Egalement desciple de Socrate (qui essaie de développer en lui l'amour de la valeur et de le proteger de l'influence des flatteurs qui lui tournent <text:span text:style-name="T5">a</text:span>utour)</text:p>
      <text:p text:style-name="P2"><text:tab/><text:span text:style-name="T1">opposition Socrates (citoyen idéal) et Alcidiace (égocentrique)</text:span></text:p>
      <text:p text:style-name="P9">Il n'apprent pas à jouer de l'ollos <text:s/>(doule flûte) sous prétexte que ça défomrmerais son visage</text:p>
      <text:p text:style-name="P9">Il <text:span text:style-name="T1">gilfe son prof qui n'avais pas de livre d'Homer.</text:span></text:p>
      <text:p text:style-name="P11">Il à charisme dès jeune âge / fais ce qu'il veut / coupe la queue de son chien pour attention</text:p>
      <text:p text:style-name="P11"/>
      <text:p text:style-name="P12">Il aimais le luxe / s'habille avec habits long / riches orientaux, ce qui ne se fait pas à Athènes</text:p>
      <text:p text:style-name="P12">Vie de débauche (décrit dans <text:span text:style-name="T3"><text:s/>Banquet de Platon</text:span><text:span text:style-name="T4">), moeurs légère / bcp d'"affaires", de succès auprès des femmes et des hommes.<text:tab/></text:span></text:p>
      <text:p text:style-name="P12"><text:span text:style-name="T4">Plusieurs tableaux avec Socrate qui récupère Alcibiade chez courtisanes</text:span></text:p>
      <text:p text:style-name="P13"><text:span text:style-name="T4">Ne respecte personnae / enferme peintre pendant 4mois chez lui pour qu'il finisse ses travaux</text:span></text:p>
      <text:p text:style-name="P13"><text:span text:style-name="T4"/></text:p>
      <text:p text:style-name="P13"><text:span text:style-name="T4">Il s'illustre aux jeu olympiques (courses de chars dont il est propriétaire)</text:span></text:p>
      <text:p text:style-name="P13"><text:span text:style-name="T4"><text:tab/>deux chevaux : bige</text:span></text:p>
      <text:p text:style-name="P13"><text:span text:style-name="T4"><text:tab/>quatre chevaux : quadrige</text:span></text:p>
      <text:p text:style-name="P13"><text:span text:style-name="T4">Il ne particpe qu'aux course de char, car c'est une épreuve résevée aux riches (coux matériaux)</text:span></text:p>
      <text:p text:style-name="P13"><text:span text:style-name="T4">Ils remporta de nombreux prix ; (plusieurs places aux courses car proprio de plusieurs chars)</text:span></text:p>
      <text:p text:style-name="P13"><text:span text:style-name="T4"/></text:p>
      <text:p text:style-name="P13"><text:span text:style-name="T4">Accusé d'avoir tricher lors d'une courses = Procès pour tricherie et démesure</text:span></text:p>
      <text:p text:style-name="P13"><text:span text:style-name="T4"><text:tab/>(il fais de l'ombre à sa propre cité)</text:span></text:p>
      <text:p text:style-name="P13"><text:span text:style-name="T4"/></text:p>
      <text:p text:style-name="P11"/>
      <text:p text:style-name="P16"/>
      <text:p text:style-name="P2">Alcibiade entre e<text:span text:style-name="T2">n</text:span> politique en 420 (il a environ 30 ans) : élus stratège</text:p>
      <text:p text:style-name="P4"/>
      <text:p text:style-name="P8">stratège à 30, mène Athènes à de grandes victoire, redonne espoir dans guerre Péloponnèse. Prends décision par intéret perso / aime la gloire / égocetrique = L'ibris ?</text:p>
      <text:p text:style-name="P8">Ces valeurs s'oppose à la sobriété grecque dont la devise est "rien de trop"</text:p>
      <text:p text:style-name="P8">Il trahit Athènes a plusieur reprises.<text:tab/><text:tab/>Iconographie héros et traitre</text:p>
      <text:p text:style-name="P10"><text:tab/><text:span text:style-name="T5">talent de stratège, mais i n'a aucune loyautée</text:span></text:p>
      <text:p text:style-name="P10"/>
      <text:p text:style-name="P17">432 : Socrate sauve Alcibiade à la bataille de Potidée. La cité décerne les honneurs à Alcibiade</text:p>
      <text:p text:style-name="P17">420 : Alcibiade élu stratège</text:p>
      <text:p text:style-name="P13">416-413 : expédition en Sicile (pour étendre m'empire) Alcibiade persaude les Athéniens de lancer cette expédition contre l'avis du stratège Nicias qui lui préfère consolider leur position avant d'énèrver les spartiates</text:p>
      <text:p text:style-name="P14">echec total + retour à Athènes = tempête / corps noyés / généraux éxécuter</text:p>
      <text:p text:style-name="P14">Alcibiade est jugé responsable même si l'assemblé avait le dernier mot </text:p>
      <text:p text:style-name="P14">Il n'était pas présent = défaite (chaque fois qu'il est présent victoire ?)</text:p>
      <text:p text:style-name="P14"/>
      <text:p text:style-name="P14">Condamné à l'exil / procès pour deux grands sacrilège<text:span text:style-name="T6">s (détruits statues et parodie consecration et rituel)<text:tab/><text:tab/>condamner à mort pour impiété </text:span></text:p>
      <text:p text:style-name="P14"><text:tab/><text:span text:style-name="T9">complot oligarchique ?</text:span></text:p>
      <text:p text:style-name="P14"/>
      <text:p text:style-name="P14"><text:tab/><text:span text:style-name="T11">-Affaire parodie mystères</text:span></text:p>
      <text:p text:style-name="P14"><text:tab/><text:span text:style-name="T9">Parodie Eleusise (grand sanctuaire qui abrite fêtes qui s'appellent les mystères)</text:span></text:p>
      <text:p text:style-name="P14"><text:tab/><text:tab/><text:span text:style-name="T10">mystère : chachés / seulement pour initiés</text:span></text:p>
      <text:p text:style-name="P14"><text:tab/><text:span text:style-name="T9">Parodie de Déméter et Korè(Perséphone) ?</text:span></text:p>
      <text:p text:style-name="P14"/>
      <text:p text:style-name="P19">-Affaire des Hermocopides</text:p>
      <text:p text:style-name="P20">Piliers hermaîque ( têtes barbus et phallus) protègent voyageurs sur les routes</text:p>
      <text:p text:style-name="P19">pilier devant maison Andocide était intact = argument contre lui au cours de son procès</text:p>
      <text:p text:style-name="P19">=surnomé "Hermès d'Andocide"</text:p>
      <text:p text:style-name="P14"/>
      <text:p text:style-name="P15">Il se réfugie chez Spartes, mets la reine de Sparte enceinte / se réfugie chez les Perses</text:p>
      <text:p text:style-name="P15">Il se mets au service d'un Satrape / forme alliances et veux retourner à Athènes</text:p>
      <text:p text:style-name="P14"/>
      <text:p text:style-name="P13">407 : retour triomphal d'Alcibiade à Athènes après de longues années d'exil. Réélu stratège, <text:span text:style-name="T6">Athènes reprends le dessus.</text:span></text:p>
      <text:p text:style-name="P17">La même année, bataille de Notion : défaite d'Athènes face aux Spartiates. Athènes rejette la faute sur Alcibiade même s'il n'était pas présent / <text:span text:style-name="T7">son interdiction de se battre (un général lui désobei).</text:span></text:p>
      <text:p text:style-name="P17">405: bataille navale Agios Potamoi : nouvelle défaite des Athéniens face aux Spartiates : marque la fin de la guere du Péloponnèse</text:p>
      <text:p text:style-name="P13"/>
      <text:p text:style-name="P13"/>
      <text:p text:style-name="P2">Assasiné en 404 a.C <text:span text:style-name="T8">en Asie mineure où il s'était réfugié. (tué par fleches après que sa maison ai </text:span><text:soft-page-break/><text:span text:style-name="T8">brulé lorsqu'il couché avec une femme)</text:span></text:p>
      <text:p text:style-name="P2"/>
      <text:p text:style-name="P3">403 améstiegénéral / tout le monde revient / retour démocratie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Jeux <text:s/>Olympiques (fête panhélennique tout les quatres ans à l'honneur de Zeus)</text:span></text:p>
      <text:p text:style-name="P18"><text:span text:style-name="T4"><text:tab/>courses char, courses à pieds / armé, lutte / pancras (boxe violente, pas le droit de <text:tab/>mordre/toucher les yeux / pugilat</text:span></text:p>
      <text:p text:style-name="P18"><text:span text:style-name="T4"><text:tab/>lancer javelot / disque, saut en longu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2S</meta:editing-duration>
    <meta:editing-cycles>16</meta:editing-cycles>
    <meta:generator>LibreOffice/5.3.6.1$Windows_x86 LibreOffice_project/686f202eff87ef707079aeb7f485847613344eb7</meta:generator>
    <dc:date>2017-11-15T10:00:59.062000000</dc:date>
    <meta:document-statistic meta:table-count="0" meta:image-count="0" meta:object-count="0" meta:page-count="3" meta:paragraph-count="60" meta:word-count="725" meta:character-count="4407" meta:non-whitespace-character-count="3718"/>
    <meta:user-defined meta:name="Info 1"/>
    <meta:user-defined meta:name="Info 2"/>
    <meta:user-defined meta:name="Info 3"/>
    <meta:user-defined meta:name="Info 4"/>
  </office:meta>
</office:document-meta>
</file>